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1.948cm"/>
    </style:style>
    <style:style style:name="co3" style:family="table-column">
      <style:table-column-properties fo:break-before="auto" style:column-width="9.28cm"/>
    </style:style>
    <style:style style:name="co4" style:family="table-column">
      <style:table-column-properties fo:break-before="auto" style:column-width="21.403cm"/>
    </style:style>
    <style:style style:name="co5" style:family="table-column">
      <style:table-column-properties fo:break-before="auto" style:column-width="19.401cm"/>
    </style:style>
    <style:style style:name="co6" style:family="table-column">
      <style:table-column-properties fo:break-before="auto" style:column-width="3.34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TEST_CASES_FOR_OPENCART_DEMO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est Case 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erequisites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TC_UI_001</text:p>
          </table:table-cell>
          <table:table-cell office:value-type="string" calcext:value-type="string">
            <text:p>To check the visibilty of opencart logo on left-top corner of opencart homepage 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1. Check opencart logo is visible on left-top corner of opencart homepage </text:p>
          </table:table-cell>
          <table:table-cell/>
          <table:table-cell office:value-type="string" calcext:value-type="string">
            <text:p>opencart logo is visible on left-top corner of opencart homepage 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2" table:number-rows-repeated="4">
          <table:table-cell table:number-columns-repeated="8"/>
        </table:table-row>
        <table:table-row table:style-name="ro2">
          <table:table-cell office:value-type="string" calcext:value-type="string">
            <text:p>TC_UI_002</text:p>
          </table:table-cell>
          <table:table-cell office:value-type="string" calcext:value-type="string">
            <text:p>To check the visibilty of search textbox with “Search” placeholder at the right side of logo of opencart homepage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1. Check search textbox is visible with “Search” placeholder at the right side of logo of opencart homepage</text:p>
          </table:table-cell>
          <table:table-cell/>
          <table:table-cell office:value-type="string" calcext:value-type="string">
            <text:p>search textbox is visible with “Search” placeholder at the right side of logo of opencart homepage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C_UI_003</text:p>
          </table:table-cell>
          <table:table-cell office:value-type="string" calcext:value-type="string">
            <text:p>To check the visibility of search button at the right side of search textbox on opencart homepage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1.Check search button is visible <text:s/>at the right side of search textbox on opencart homepage</text:p>
          </table:table-cell>
          <table:table-cell/>
          <table:table-cell office:value-type="string" calcext:value-type="string">
            <text:p>search button is visible <text:s/>at the right side of search textbox on opencart homepage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C_UI_004</text:p>
          </table:table-cell>
          <table:table-cell office:value-type="string" calcext:value-type="string">
            <text:p>To check the visibility of shopping cart button at the right side of search textbox on opencart homepage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1. Check the shopping cart button is visible in the right side of search button of opencart homepage </text:p>
          </table:table-cell>
          <table:table-cell/>
          <table:table-cell office:value-type="string" calcext:value-type="string">
            <text:p>shopping cart button is visible at the right side of search textbox on opencart homepage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C_UI_005</text:p>
          </table:table-cell>
          <table:table-cell office:value-type="string" calcext:value-type="string">
            <text:p>To check the visibility of menu bar below the shopping cart button on the right side of corner on opencart homepage 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1. Check the menu bar is visible below the shopping cart button on the right side of corner on opencart homepage </text:p>
          </table:table-cell>
          <table:table-cell/>
          <table:table-cell office:value-type="string" calcext:value-type="string">
            <text:p>menu bar is visible below the shopping cart button on the right side of corner on opencart homepage 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office:value-type="string" calcext:value-type="string">
            <text:p>TC_UI_006</text:p>
          </table:table-cell>
          <table:table-cell office:value-type="string" calcext:value-type="string">
            <text:p>To check the visibility of Desktops menu button <text:s/>at left side on the menu bar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1. Check the Desktops menu button is visible at left side on the menu bar</text:p>
          </table:table-cell>
          <table:table-cell/>
          <table:table-cell office:value-type="string" calcext:value-type="string">
            <text:p>Desktops menu button is visible at left side on the menu bar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office:value-type="string" calcext:value-type="string">
            <text:p>TC_UI_007</text:p>
          </table:table-cell>
          <table:table-cell office:value-type="string" calcext:value-type="string">
            <text:p>To check the visibility of Laptops &amp; Notebooks menu button <text:s/>at right side of Desktops menu button on the menu bar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1. Check the Laptops &amp; Notebooks menu button is visible <text:s/>at right side of Desktops menu button on the menu bar</text:p>
          </table:table-cell>
          <table:table-cell/>
          <table:table-cell office:value-type="string" calcext:value-type="string">
            <text:p>Laptops &amp; Notebooks menu button is visible <text:s/>at right side of Desktops menu button on the menu bar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office:value-type="string" calcext:value-type="string">
            <text:p>TC_UI_008</text:p>
          </table:table-cell>
          <table:table-cell office:value-type="string" calcext:value-type="string">
            <text:p>To check the visibility of Components menu button at right side of <text:s/>Laptops &amp; Notebooks menu button on the menu bar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1.Check Components menu button is visible at right side of <text:s/>Laptops &amp; Notebooks menu button on the menu bar</text:p>
          </table:table-cell>
          <table:table-cell/>
          <table:table-cell office:value-type="string" calcext:value-type="string">
            <text:p>Components menu button is visible at right side of <text:s/>Laptops &amp; Notebooks menu button on the menu bar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office:value-type="string" calcext:value-type="string">
            <text:p>TC_UI_009</text:p>
          </table:table-cell>
          <table:table-cell office:value-type="string" calcext:value-type="string">
            <text:p><text:span text:style-name="T1">To check the visibility of Tablets  menu button at right side of  Components</text:span> menu button on the menu bar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1. Check Tablets <text:s/>menu button is visible at right side of <text:s/>Components menu button on the menu bar</text:p>
          </table:table-cell>
          <table:table-cell/>
          <table:table-cell office:value-type="string" calcext:value-type="string">
            <text:p>Tablets <text:s/>menu button is visible at right side of <text:s/>Components menu button on the menu bar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office:value-type="string" calcext:value-type="string">
            <text:p>TC_UI_010</text:p>
          </table:table-cell>
          <table:table-cell office:value-type="string" calcext:value-type="string">
            <text:p><text:span text:style-name="T1">To check the visibility of Software menu button at right side of  Tablets</text:span> menu button on the menu bar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<text:span text:style-name="T1">1. Check Software menu button is visible at right side of  Tablets</text:span> menu button on the menu bar</text:p>
          </table:table-cell>
          <table:table-cell/>
          <table:table-cell office:value-type="string" calcext:value-type="string">
            <text:p><text:span text:style-name="T1">Software menu button is visible at right side of  Tablets</text:span> menu button on the menu bar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office:value-type="string" calcext:value-type="string">
            <text:p>TC_UI_011</text:p>
          </table:table-cell>
          <table:table-cell office:value-type="string" calcext:value-type="string">
            <text:p><text:span text:style-name="T1">To check the visibility of Phone &amp; PDAs menu button at right side of Software</text:span> menu button on the menu bar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1. Check Phone &amp; PDAs menu button is visible at right side of Software menu button on the menu bar</text:p>
          </table:table-cell>
          <table:table-cell/>
          <table:table-cell office:value-type="string" calcext:value-type="string">
            <text:p>Phone &amp; PDAs menu button is visible at right side of Software menu button on the menu bar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office:value-type="string" calcext:value-type="string">
            <text:p>TC_UI_012</text:p>
          </table:table-cell>
          <table:table-cell office:value-type="string" calcext:value-type="string">
            <text:p><text:span text:style-name="T1">To check the visibility of Cameras menu button at right side of Phone &amp; PDAs</text:span> menu button on the menu bar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1. Check Cameras menu button is visible at right side of Phone &amp; PDAs menu button on the menu bar</text:p>
          </table:table-cell>
          <table:table-cell/>
          <table:table-cell office:value-type="string" calcext:value-type="string">
            <text:p>Cameras menu button is visible at right side of Phone &amp; PDAs menu button on the menu bar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office:value-type="string" calcext:value-type="string">
            <text:p>TC_UI_013</text:p>
          </table:table-cell>
          <table:table-cell office:value-type="string" calcext:value-type="string">
            <text:p><text:span text:style-name="T1">To check the visibility of MP3 Players menu button at right side of Cameras</text:span> menu button on the menu bar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<text:span text:style-name="T1">1. Check MP3 Players menu button is visible at right side of Cameras</text:span> menu button on the menu bar</text:p>
          </table:table-cell>
          <table:table-cell/>
          <table:table-cell office:value-type="string" calcext:value-type="string">
            <text:p><text:span text:style-name="T1">MP3 Players menu button is visible at right side of Cameras</text:span> menu button on the menu bar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table:number-columns-repeated="8"/>
        </table:table-row>
        <table:table-row table:style-name="ro3">
          <table:table-cell office:value-type="string" calcext:value-type="string">
            <text:p>TC_UI_014</text:p>
          </table:table-cell>
          <table:table-cell office:value-type="string" calcext:value-type="string">
            <text:p>To check the visibility of “$Currency” dropdown list icon above the opencart logo on opencart homepage 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1. Check the “$Currency” dropdown list icon is visible above the opencart logo on opencart homepage </text:p>
          </table:table-cell>
          <table:table-cell/>
          <table:table-cell office:value-type="string" calcext:value-type="string">
            <text:p>“$Currency” dropdown list icon is visible above the opencart logo on opencart homepage 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TC_UI_015</text:p>
          </table:table-cell>
          <table:table-cell office:value-type="string" calcext:value-type="string">
            <text:p>To check the visibility of “123456789” option with telephone icon at the right side of “$Currency” dropdown list icon on opencart homepage 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1. Check <text:s/>“123456789” option is visible with telephone icon at the right side of “$Currency” dropdown list icon on opencart homepage</text:p>
          </table:table-cell>
          <table:table-cell/>
          <table:table-cell office:value-type="string" calcext:value-type="string">
            <text:p>“123456789” option is visible with telephone icon at the right side of “$Currency” dropdown list icon on opencart homepage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TC_UI_016</text:p>
          </table:table-cell>
          <table:table-cell office:value-type="string" calcext:value-type="string">
            <text:p>To check the visibility of “Wishlist” option at the right side of “123456789” option on opencart homepage 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1. Check “Wishlist” option is visible at the right side of “123456789” option on opencart homepage </text:p>
          </table:table-cell>
          <table:table-cell/>
          <table:table-cell office:value-type="string" calcext:value-type="string">
            <text:p>“Wishlist” option is visible at the right side of “123456789” option on opencart homepage 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TC_UI_017</text:p>
          </table:table-cell>
          <table:table-cell office:value-type="string" calcext:value-type="string">
            <text:p>To check the visibility of “Shopping cart” option at the right side of “Wishlist” option on opencart homepage 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1. Check <text:s/>“Shopping cart” option is visible at the right side of “Wishlist” option on opencart homepage </text:p>
          </table:table-cell>
          <table:table-cell/>
          <table:table-cell office:value-type="string" calcext:value-type="string">
            <text:p>“Shopping cart” option is visible at the right side of “Wishlist” option on opencart homepage 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TC_UI_018</text:p>
          </table:table-cell>
          <table:table-cell office:value-type="string" calcext:value-type="string">
            <text:p>To check the visibility of “checkout” option at the right side of “Shopping cart” option on opencart homepage 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1. Check “checkout” option is visible at the right side of “Shopping cart” option on opencart homepage </text:p>
          </table:table-cell>
          <table:table-cell/>
          <table:table-cell office:value-type="string" calcext:value-type="string">
            <text:p>“checkout” option is visible at the right side of “Shopping cart” option on opencart homepage 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TC_UI_019</text:p>
          </table:table-cell>
          <table:table-cell office:value-type="string" calcext:value-type="string">
            <text:p>To check the visibilty of devices image below the menu button in the top center of opencart homepage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1. Check devices image is visible below the menu button in the top center of opencart homepage</text:p>
          </table:table-cell>
          <table:table-cell/>
          <table:table-cell office:value-type="string" calcext:value-type="string">
            <text:p>devices image is visible below the menu button in the top center of opencart homepage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TC_UI_020</text:p>
          </table:table-cell>
          <table:table-cell office:value-type="string" calcext:value-type="string">
            <text:p>To check the visibility of “&lt;” button on the devices image at left side on opencart homepage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1. Check “&lt;” button is visible on the devices image at left side on opencart homepage</text:p>
          </table:table-cell>
          <table:table-cell/>
          <table:table-cell office:value-type="string" calcext:value-type="string">
            <text:p>“&lt;” button is visible on the devices image at left side on opencart homepage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TC_UI_021</text:p>
          </table:table-cell>
          <table:table-cell office:value-type="string" calcext:value-type="string">
            <text:p>To check the visibility of “&gt;” button on the devices image at right side on opencart homepage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1. Check “&gt;” is visible button on the devices image at right side on opencart homepage</text:p>
          </table:table-cell>
          <table:table-cell/>
          <table:table-cell office:value-type="string" calcext:value-type="string">
            <text:p>“&gt;” is visible button on the devices image at right side on opencart homepage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TC_UI_022</text:p>
          </table:table-cell>
          <table:table-cell office:value-type="string" calcext:value-type="string">
            <text:p>To check the visibility of black circle below the devices image on opencart homepage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1. Check black circle is visible below the devices image on opencart homepage</text:p>
          </table:table-cell>
          <table:table-cell/>
          <table:table-cell office:value-type="string" calcext:value-type="string">
            <text:p>black circle is visible below the devices image on opencart homepage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 calcext:value-type="string">
            <text:p>TC_UI_023</text:p>
          </table:table-cell>
          <table:table-cell office:value-type="string" calcext:value-type="string">
            <text:p>To check the visibility of grey circle at the right side of black circle on opencart homepage</text:p>
          </table:table-cell>
          <table:table-cell office:value-type="string" calcext:value-type="string">
            <text:p>opencart homepage should be open</text:p>
          </table:table-cell>
          <table:table-cell office:value-type="string" calcext:value-type="string">
            <text:p>1. Check grey circle is visible <text:s/>at the right side of black circle on opencart homepage</text:p>
          </table:table-cell>
          <table:table-cell/>
          <table:table-cell office:value-type="string" calcext:value-type="string">
            <text:p>grey circle is visible <text:s/>at the right side of black circle on opencart homepage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IN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9T10:16:39.33</meta:creation-date>
    <dc:date>2023-03-09T13:37:07.281000000</dc:date>
    <meta:editing-duration>PT2H33M45S</meta:editing-duration>
    <meta:editing-cycles>21</meta:editing-cycles>
    <meta:generator>LibreOffice/7.4.1.2$Windows_X86_64 LibreOffice_project/3c58a8f3a960df8bc8fd77b461821e42c061c5f0</meta:generator>
    <meta:document-statistic meta:table-count="3" meta:cell-count="170" meta:object-count="0"/>
  </office:meta>
</office:document-meta>
</file>